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75in"/>
    </style:style>
    <style:style style:name="co3" style:family="table-column">
      <style:table-column-properties fo:break-before="auto" style:column-width="0.375in"/>
    </style:style>
    <style:style style:name="co4" style:family="table-column">
      <style:table-column-properties fo:break-before="auto" style:column-width="0.3333333333333333in"/>
    </style:style>
    <style:style style:name="co5" style:family="table-column">
      <style:table-column-properties fo:break-before="auto" style:column-width="0.4166666666666667in"/>
    </style:style>
    <style:style style:name="co6" style:family="table-column">
      <style:table-column-properties fo:break-before="auto" style:column-width="0.40625in"/>
    </style:style>
    <style:style style:name="co7" style:family="table-column">
      <style:table-column-properties fo:break-before="auto" style:column-width="0.4479166666666667in"/>
    </style:style>
    <style:style style:name="co8" style:family="table-column">
      <style:table-column-properties fo:break-before="auto" style:column-width="0.34375in"/>
    </style:style>
    <style:style style:name="co9" style:family="table-column">
      <style:table-column-properties fo:break-before="auto" style:column-width="0.3645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5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" table:default-cell-style-name="ce15"/>
        <table:table-column table:style-name="co1" table:default-cell-style-name="ce15" table:number-columns-repeated="245"/>
        <table:table-row table:style-name="ro2">
          <table:table-cell table:style-name="ce21" office:value-type="string">
            <text:p>ITEM</text:p>
          </table:table-cell>
          <table:table-cell table:style-name="ce21" office:value-type="string">
            <text:p>CAL</text:p>
          </table:table-cell>
          <table:table-cell table:style-name="ce21" office:value-type="string">
            <text:p>FAT</text:p>
          </table:table-cell>
          <table:table-cell table:style-name="ce21" office:value-type="string">
            <text:p>SFAT</text:p>
          </table:table-cell>
          <table:table-cell table:style-name="ce21" office:value-type="string">
            <text:p>TFAT</text:p>
          </table:table-cell>
          <table:table-cell table:style-name="ce21" office:value-type="string">
            <text:p>CHOL</text:p>
          </table:table-cell>
          <table:table-cell table:style-name="ce21" office:value-type="string">
            <text:p>SALT</text:p>
          </table:table-cell>
          <table:table-cell table:style-name="ce21" office:value-type="string">
            <text:p>CARB</text:p>
          </table:table-cell>
          <table:table-cell table:style-name="ce21" office:value-type="string">
            <text:p>FBR</text:p>
          </table:table-cell>
          <table:table-cell table:style-name="ce21" office:value-type="string">
            <text:p>SGR</text:p>
          </table:table-cell>
          <table:table-cell table:style-name="ce21" office:value-type="string">
            <text:p>PRO</text:p>
          </table:table-cell>
        </table:table-row>
        <table:table-row table:style-name="ro2">
          <table:table-cell table:style-name="ce21" office:value-type="string">
            <text:p>Bacon Clubhouse Burger 9.4 oz (267 g)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Bacon Clubhouse Grilled Chicken Sandwich 9.9 oz (281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Bacon Clubhouse Crispy Chicken Sandwich 10 oz (284 g)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McChicken ® 5.1 oz (14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con Buffalo Ranch McChicken 5.7 oz (162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con Cheddar McChicken 6.1 oz (172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outhern Style Crispy Chicken Sandwich 5.6 oz (160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Filet-O-Fish 5 oz (142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cRib ® 7.3 oz (208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Premium McWrap Southwest Chicken (Crispy) 11.7 oz (331 g)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Premium McWrap Southwest Chicken (Grilled) 11.6 oz (328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Premium McWrap Chicken &amp; Bacon (Crispy) 11.1 oz (316 g)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Premium McWrap Chicken &amp; Bacon (Grilled) 11.1 oz (313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Premium McWrap Chicken &amp; Ranch (Crispy) 10.9 oz (310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Premium McWrap Chicken &amp; Ranch (Grilled) 10.9 oz (308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Premium McWrap Chicken Sweet Chili (Crispy) 10.7 oz (304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Premium McWrap Chicken Sweet Chili (Grilled) 10.6 oz (302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Big Mac 7.4 oz (211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Quarter Pounder® with Cheese 7 oz (19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Quarter Pounder Bacon &amp; Cheese 7.7 oz (217 g)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380">
            <text:p>13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Quarter Pounder Deluxe 8.4 oz (238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Double Quarter Pounder with Cheese 9.8 oz (277 g)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Hamburger 3.5 oz (98 g)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heeseburger 4 oz (113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BQ Ranch Burger 4 oz (113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illed Onion Cheddar 4 oz (113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ouble Cheeseburger 5.7 oz (161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McDouble 5.2 oz (147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con McDouble 5.7 oz (161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Daily Double 6.7 oz (190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Ranch Snack Wrap® (Crispy) 4.5 oz (128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Ranch Snack Wrap® (Grilled) 4.5 oz (127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ac Snack Wrap 4.4 oz (125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Jalapeño Double 5.6 oz (159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Quarter Pounder Deluxe 8.9 oz (253 g)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Artisan Grilled Chicken Sandwich 7.2 oz (204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Steakhouse Sirloin Third Pound Burger 9.7 oz (276 g)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560">
            <text:p>156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Bacon &amp; Cheese Sirloin Third Pound Burger 10.3 oz (292 g)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Lettuce &amp; Tomato Sirloin Third Pound Burger 10.9 oz (310 g)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Bacon Clubhouse Grilled Chicken Sandwich 9.9 oz (281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Bacon Clubhouse Crispy Chicken Sandwich 10 oz (284 g)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McChicken ® 5.1 oz (14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con Buffalo Ranch McChicken 5.7 oz (162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con Cheddar McChicken 6.1 oz (172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outhern Style Crispy Chicken Sandwich 5.6 oz (160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Filet-O-Fish 5 oz (142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remium McWrap Southwest Chicken (Crispy) 11.7 oz (331 g)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Premium McWrap Southwest Chicken (Grilled) 11.6 oz (328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Premium McWrap Chicken &amp; Bacon (Crispy) 11.1 oz (316 g)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Premium McWrap Chicken &amp; Bacon (Grilled) 11.1 oz (313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40">
            <text:p>154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Premium McWrap Chicken &amp; Ranch (Crispy) 10.9 oz (310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Premium McWrap Chicken &amp; Ranch (Grilled) 10.9 oz (308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Premium McWrap Chicken Sweet Chili (Crispy) 10.7 oz (304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Premium McWrap Chicken Sweet Chili (Grilled) 10.6 oz (302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Chicken McNuggets® (10 piece)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Ranch Snack Wrap® (Crispy) 4.5 oz (128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hicken McNuggets® (20 piece) 11.4 oz (323 g)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00">
            <text:p>18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Chicken McNuggets® (6 piece) 3.4 oz (97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hicken McNuggets® (40 piece) 22.8 oz (646 g)</text:p>
          </table:table-cell>
          <table:table-cell table:style-name="ce21" office:value-type="float" office:value="1880">
            <text:p>188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3600">
            <text:p>360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Premium Bacon Ranch Salad with Crispy Chicken 11.3 oz (321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Ranch Snack Wrap® (Grilled) 4.5 oz (127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Premium Bacon Ranch Salad with Grilled Chicken 11.2 oz (319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Premium Southwest Salad with Crispy Chicken 12.6 oz (357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Premium Southwest Salad with Grilled Chicken 12.5 oz (354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Chicken McNuggets® (4 piece) 2.3 oz (65 g)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remium Crispy Chicken Deluxe Sandwich 8 oz (227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Premium Grilled Chicken Deluxe Sandwich 7.9 oz (224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Chicken Selects (3 pc) 4.4 oz (12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tisan Grilled Chicken Sandwich 7.2 oz (204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eak, Egg &amp; Cheese Bagel 8.5 oz (241 g)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Steak &amp; Egg Biscuit (Regular Biscuit) 7.1 oz (201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ausage McMuffin® with Egg 5.7 oz (161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otcakes and Sausage 6.8 oz (192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outhern Style Chicken Biscuit (Regular Size Biscuit) 5 oz (143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ausage Burrito 3.9 oz (111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uit &amp; Maple Oatmeal 8.9 oz (251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gg McMuffin® 4.8 oz (136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Bacon, Egg &amp; Cheese Biscuit (Regular Size Biscuit) 5.3 oz (150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ausage Biscuit (Regular Size Biscuit) 4.1 oz (117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ausage Biscuit with Egg (Regular Size Biscuit) 5.7 oz (163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170">
            <text:p>117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acon, Egg &amp; Cheese McGriddles 6.1 oz (174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ausage McGriddles® 5 oz (141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ausage, Egg &amp; Cheese McGriddles® 7.1 oz (201 g)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con, Egg &amp; Cheese Bagel with Egg Whites 6.8 oz (194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ig Breakfast® (Regular Size Biscuit) 9.5 oz (269 g)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1560">
            <text:p>156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ig Breakfast with Hotcakes (Regular Size Biscuit) 14.8 oz (420 g)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5">
            <text:p>575</text:p>
          </table:table-cell>
          <table:table-cell table:style-name="ce21" office:value-type="float" office:value="2150">
            <text:p>215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Cinnamon Melts 4 oz (114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Hotcakes 5.3 oz (151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Egg White Delight 4.8 oz (135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HASH BROWNS 2 oz (56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con, Egg &amp; Cheese Biscuit (Large Size Biscuit) 5.8 oz (164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410">
            <text:p>14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ig Breakfast with Hotcakes (Large Size Biscuit) 15.3 oz (434 g)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5">
            <text:p>575</text:p>
          </table:table-cell>
          <table:table-cell table:style-name="ce21" office:value-type="float" office:value="2260">
            <text:p>2260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Big Breakfast® (Large Size Biscuit) 10 oz (283 g)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1680">
            <text:p>168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ausage Biscuit (Large Size Biscuit) 4.6 oz (131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ausage Biscuit with Egg (Large Size Biscuit) 6.2 oz (177 g)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outhern Style Chicken Biscuit (Large Size Biscuit) 5.5 oz (157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Bacon, Egg &amp; Cheese Biscuit with Egg Whites (Large Biscuit) 5.9 oz (167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ausage McMuffin with Egg Whites 5.7 oz (161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acon, Egg &amp; Cheese McGriddles with Egg Whites 6.3 oz (178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con, Egg &amp; Cheese Biscuit with Egg Whites (RegularBiscuit) 5.4 oz (153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ig Breakfast with Egg Whites (Large Size Biscuit) 10.1 oz (286 g)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ig Breakfast with Egg Whites (Regular Size Biscuit) 9.6 oz (272 g)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ig Breakfast with Hotcakes and Egg Whites (Large Biscuit) 15.4 oz (437 g)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290">
            <text:p>229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Big Breakfast with Hotcakes and Egg Whites (Regular Biscuit) 14.9 oz (423 g)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170">
            <text:p>217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Fruit &amp; Maple Oatmeal 8.9 oz (251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uit &amp; Maple Oatmeal without Brown Sugar 8.8 oz (250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ausage Biscuit with Egg Whites (Large Size Biscuit) 6.4 oz (181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90">
            <text:p>129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ausage Biscuit with Egg Whites (Regular Size Biscuit) 5.9 oz (167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180">
            <text:p>118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ausage, Egg &amp; Cheese McGriddles with Egg Whites 7.2 oz (205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320">
            <text:p>132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acon, Egg &amp; Cheese Bagel 6.7 oz (190 g)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1340">
            <text:p>134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teak &amp; Egg McMuffin 6.5 oz (185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ausage McMuffin® 3.9 oz (111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ide Salad 3.1 oz (87 g)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emium Bacon Ranch Salad (without chicken) 7.9 oz (225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remium Southwest Salad (without chicken) 8.4 oz (239 g)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remium Bacon Ranch Salad with Crispy Chicken 11.3 oz (321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Premium Bacon Ranch Salad with Grilled Chicken 11.2 oz (319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Premium Southwest Salad with Crispy Chicken 12.6 oz (357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Premium Southwest Salad with Grilled Chicken 12.5 oz (354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mall French Fries 2.6 oz (75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pple Slices 1.2 oz (3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de Salad 3.1 oz (87 g)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ge French Fries 5.9 oz (168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edium French Fries 3.9 oz (111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Kids Fries 1.3 oz (38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anch Snack Wrap® (Crispy) 4.5 oz (128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Ranch Snack Wrap® (Grilled) 4.5 oz (127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ac Snack Wrap 4.4 oz (125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trawberry Gogurt 2.3 oz (6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ties 3 oz (85 g)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cCafé 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ffee (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ocolate McCafé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Vanilla McCafé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rawberry McCafé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ffee (Large) 2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emium Roast Iced Coffee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cCafé 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rappe Mocha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rappe Caramel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rappe Chocolate Chip (Small) 12 fl oz cup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lueberry Pomegranate Smoothie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rawberry Banana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ango Pineapple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cCafé 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inute Maid® 100% Apple Juice Box 6 fl oz (177 ml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cCafé 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cCafé 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cCafé 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cCafé White Chocolate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ffee (Medium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Iced Coffee with Sugar Free French Vanilla Syrup (Large) 32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ced Coffee with Sugar Free French Vanilla Syrup (Medium) 22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ced Coffee with Sugar Free French Vanilla Syrup (Small) 16 fl oz cup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ced Coffee Caramel (Large) 32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ced Coffee Caramel (Medium) 22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ced Coffee Caramel (Small) (16 fl oz cup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ced Coffee French Vanilla (Large) 32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ced Coffee French Vanilla (Medium) 2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ced Coffee French Vanilla (Small) 16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ced Coffee Hazelnut (Large) (32 fl oz cup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ced Coffee Hazelnut (Medium) 22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ced Coffee Hazelnut (Small) (16 fl oz cup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ced Coffee Regular (Large) (32 fl oz cup)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ced Coffee Regular (Medium) 2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ced Coffee Regular (Small) (16 fl oz cup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emium Roast Iced Coffee (Large) 3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emium Roast Iced Coffee (Medium) 2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t Free Chocolate Milk Jug 1 carton (236 ml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inute Maid® Orange Juice (Small) 12 fl oz cup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asani® Water 16.9 fl oz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ne-Percent Low Fat Milk Jug 1 carton (236 ml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ca-Cola® Classic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et Coke® (Small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 Pepper®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et Dr Pepper® (Small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prite®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i-C® Orange Lavaburst (Small) 16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Iced Tea (Small) (16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weet Tea (Small) 16 fl oz cup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inute Maid® Orange Juice (Medium) 16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OWERade® Mountain Blast (Small) 16 fl oz cup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weet Tea (Medium) 21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ca-Cola® Classic (Extra 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ca-Cola® Classic (Large) 3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ca-Cola® Classic (Medium) 21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et Coke® (Extra 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et Coke® (Large) 3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et Coke® (Medium) 21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et Dr Pepper® (Extra 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et Dr Pepper® (Large) 3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et Dr Pepper® (Medium) 21 fl oz cup (- {}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 Pepper® (Extra 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 Pepper® (Large) 30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 Pepper® (Medium) 21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i-C® Orange Lavaburst (Extra Small) 12 fl oz cup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i-C® Orange Lavaburst (Large) 3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i-C® Orange Lavaburst (Medium) 21 fl oz cup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Iced Tea (Extra Small) (12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Iced Tea (Large) (32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Iced Tea (Medium) (21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inute Maid® Orange Juice (Large) 22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OWERade® Mountain Blast (Extra Small) 12 fl oz cup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WERade® Mountain Blast (Large) 30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WERade® Mountain Blast (Medium) 21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rite® (Extra 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rite® (Large) 3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rite® (Medium) 21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weet Tea (Extra Small) 12 fl oz cup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weet Tea (Large) 30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cCafé 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cCafé 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McCafé 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cCafé 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ffee (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ocolate McCafé Shake (Medium) 16 fl oz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hocolate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hocolate McCafé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Vanilla McCafé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rawberry McCafé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ffee (Large) 2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emium Roast Iced Coffee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cCafé 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rappe Mocha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rappe Caramel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rappe Chocolate Chip (Small) 12 fl oz cup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lueberry Pomegranate Smoothie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rawberry Banana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ango Pineapple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cCafé 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cCafé 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cCafé 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cCafé White Chocolate Mocha (Medium) 16 fl oz cup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cCafé 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cCafé Latte (Large) 2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cCafé Hot Chocolate (Medium) 16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rappe Caramel (Large) 22 fl oz cup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cCafé White Chocolate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cCafé Latte (Medium) 16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cCafé White Chocolate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Nonfat Latte (Medium) 16 fl oz cup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Nonfat French Vanilla Latte (Small) 1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Nonfat French Vanilla Latte (Medium) 16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Nonfat Latte (Large) 20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Nonfat Caramel Latte (Small) 12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Nonfat French Vanilla Latte (Large) 20 fl oz cup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Nonfat Caramel Latt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Nonfat Caramel Latte (Large) 2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Nonfat Hazelnut Latte (Small) 12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Nonfat Hazelnut Latt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Nonfat Hazelnut Latte (Large) 2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Nonfat Latte with Sugar Free French Vanilla Syrup (Small) 12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Nonfat Latte with Sugar Free French Vanilla Syrup (Medium) 16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Nonfat Latte with Sugar Free French Vanilla Syrup (Large) 20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cCafé Caramel Mocha (Medium) 16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cCafé Caramel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Hot Chocolate (Medium) 16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Hot Chocolate (Large) 20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Hot Chocolate with Nonfat Milk (Small) 12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Hot Chocolate with Nonfat Milk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lueberry Pomegranate Smoothie (Large) 2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lueberry Pomegranate Smoothie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ffee (Medium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ppe Chocolate Chip (Large) 22 fl oz cup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appe Chocolate Chip (Medium) 16 fl oz cup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Hot Chocolate with Nonfat Milk (Large) 20 fl oz cup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ango Pineapple Smoothie (Large) 2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ango Pineapple Smoothie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ced Mocha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ced Mocha with Nonfat Milk (Medium) 16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ced Caramel Mocha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ced Caramel Mocha (Large) 22 fl oz cup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Iced Nonfat Caramel Mocha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ced Nonfat Caramel Mocha (Medium) 16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Iced Nonfat Caramel Mocha (Large) 2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rappe Mocha (Medium) 16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rappe Mocha (Large) 22 fl oz cup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rappe Caramel (Medium) 16 fl oz cup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rawberry Banana Smoothi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rawberry Banana Smoothie (Large) 22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ced Coffee with Sugar Free French Vanilla Syrup (Large) 32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ced Coffee with Sugar Free French Vanilla Syrup (Medium) 22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ced Coffee with Sugar Free French Vanilla Syrup (Small) 16 fl oz cup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ced Coffee Caramel (Large) 32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ced Coffee Caramel (Medium) 22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ced Coffee Caramel (Small) (16 fl oz cup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ced Coffee French Vanilla (Large) 32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ced Coffee French Vanilla (Medium) 2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ced Coffee French Vanilla (Small) 16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ced Coffee Hazelnut (Large) (32 fl oz cup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ced Coffee Hazelnut (Medium) 22 fl oz cup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ced Coffee Hazelnut (Small) (16 fl oz cup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ced Coffee Regular (Large) (32 fl oz cup)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ced Coffee Regular (Medium) 2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ced Coffee Regular (Small) (16 fl oz cup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emium Roast Iced Coffee (Large) 3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emium Roast Iced Coffee (Medium) 2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rawberry McCafé Shake (Medium) 16 fl oz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rawberry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Vanilla McCafé Shake (Medium) 16 fl oz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Vanilla McCafé Shake (Large) 22 fl oz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hamrock McCafe® Shake (Medium) 16 fl oz cup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hamrock McCafe® Shake (Large) 22 fl oz cup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cCafé Hot Chocolate (Large) 20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Iced Mocha (Large) 22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ced Mocha with Nonfat Milk (Large) 22 fl oz cup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Iced Mocha with Nonfat Milk (Small) 12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cCafé Iced Mocha (Large) 22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cCafé Iced Mocha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cCafé Iced Caramel Mocha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cCafé Iced Caramel Mocha (Large) 22 fl oz cup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cha (Medium) 16 fl oz cup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cha (Large) 20 fl oz cup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cha with Nonfat Milk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cha with Nonfat Milk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cha with Nonfat Milk (Large) 20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aramel Mocha (Medium) 16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aramel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Nonfat Caramel Mocha (Small) 12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Nonfat Caramel Mocha (Medium) 16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Nonfat Caramel Mocha (Large) 20 fl oz cup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cCafé Mocha (Large) 20 fl oz cup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cCafé Mocha (Medium) 16 fl oz cup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atte (Medium) 16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atte (Large) 2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aramel Latte (Large) 20 fl oz cup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aramel Latte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aramel Latte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Hazelnut Latte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Hazelnut Latte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Hazelnut Latte (Large) 20 fl oz cup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French Vanilla Latte (Small) 12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rench Vanilla Latte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rench Vanilla Latte (Large) 20 fl oz cup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atte with Sugar Free French Vanilla Syrup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tte with Sugar Free French Vanilla Syrup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tte with Sugar Free French Vanilla Syrup (Large) 20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Nonfat Latte (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Nonfat White Hot Chocolate (Small) 13.3 oz (376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Nonfat White Hot Chocolate (Medium) 16.4 oz (464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Nonfat White Hot Chocolate (Large) 20.8 oz (590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cCafé 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cCafé 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McCafé 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aked Hot Apple Pie 2.7 oz (77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hocolate Chip Cookie 1 cookie (33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atmeal Raisin Cookie 1 cookie (33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hocolate McCafé Shake (Medium) 16 fl oz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hocolate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Vanilla Reduced Fat Ice Cream Cone 3.7 oz (105 g)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Kiddie Cone 1 oz (29 g)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Hot Fudge Sundae 6.3 oz (179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Hot Caramel Sundae 6.4 oz (182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rawberry Sundae 6.3 oz (178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cFlurry® with M&amp;M'S® Chocolate Candies (12 fl oz cup) 12 fl oz cup (310 g)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cFlurry® with OREO® Cookies (12 fl oz cup) 10.1 oz (285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hocolate McCafé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Vanilla McCafé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trawberry McCafé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TRAWBERRY &amp; CREME PIE 3.03 oz (86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nack Size McFlurry® with M&amp;M'S® Chocolate Candies 7.3 oz (207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nack Size McFlurry® with OREO® Cookies 6.7 oz (190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rawberry McCafé Shake (Medium) 16 fl oz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trawberry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Vanilla McCafé Shake (Medium) 16 fl oz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Vanilla McCafé Shake (Large) 22 fl oz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hamrock McCafe® Shake (Medium) 16 fl oz cup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hamrock McCafe® Shake (Large) 22 fl oz cup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Fried Cherry Pie 2.9 oz (81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pe Jam 0.5 oz (14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ffee Cream 0.4 fl oz (11 ml)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rawberry Preserves 0.5 oz (14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ugar Packet 1 pkg (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QUAL® ZERO Calorie Sweetener 1 pkg (1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LENDA® No Calorie Sweetener 1 pkg (1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ot Habanero Sauce 22 oz (0 g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etchup Packet 1 pkg (9 g)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reamy Ranch Sauce 0.8 oz (22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ewman's Own® Low Fat Sesame Ginger Dressing 1.5 fl oz (44 ml)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picy Buffalo Sauce 0.8 oz (22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ewman's Own® Low Fat Balsamic Vinaigrette 1.5 fl oz (44 ml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ewman's Own® Creamy Southwest Dressing 1.5 fl oz (44 ml)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ewman's Own® Low Fat Family Recipe Italian Dressing 1.5 fl oz (44 ml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alt Packet 1 pkg (0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oney 1 pkg (1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ewman's Own® Ranch Dressing 2 fl oz (59 ml)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weet 'N Sour Sauce 1 pkg (28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otcake Syrup 1 pkg (60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anuts (for Sundaes) 0.3 oz (7 g)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Honey Mustard Sauce 0.8 oz (22 g)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angy Barbeque Sauce 1 pkg (28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remium McWrap Southwest Chicken (Grilled) 11.6 oz (328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470">
            <text:p>147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Whipped Margarine (1 pat) 1 pkg (6 g)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artar Sauce Cup 1 oz (28 g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